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C00000197DCCF0062CDBF6A50.png" manifest:media-type="image/png"/>
  <manifest:file-entry manifest:full-path="Pictures/10000000000002330000025C3CAD7971EFF0E322.png" manifest:media-type="image/png"/>
  <manifest:file-entry manifest:full-path="Pictures/10000000000001EB000001A22569317796BA39A5.png" manifest:media-type="image/png"/>
  <manifest:file-entry manifest:full-path="Pictures/10000000000002220000024627C03A34D901B6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212" officeooo:paragraph-rsid="00161212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61212" officeooo:paragraph-rsid="00161212" style:font-weight-asian="bold" style:font-weight-complex="bold"/>
    </style:style>
    <style:style style:name="P3" style:family="paragraph" style:parent-style-name="Standard">
      <style:text-properties fo:font-weight="bold" officeooo:rsid="001706e4" officeooo:paragraph-rsid="001706e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819in" svg:y="0.2953in" svg:width="4.1in" svg:height="3.3917in" draw:z-index="0"><draw:image xlink:href="Pictures/10000000000001EC00000197DCCF0062CDBF6A50.png" xlink:type="simple" xlink:show="embed" xlink:actuate="onLoad" draw:mime-type="image/png"/></draw:frame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1902in" svg:y="0.0972in" svg:width="4.0917in" svg:height="3.4835in" draw:z-index="1"><draw:image xlink:href="Pictures/10000000000001EB000001A22569317796BA39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Output:</text:p>
      <text:p text:style-name="P1"><draw:frame draw:style-name="fr1" draw:name="Image4" text:anchor-type="char" svg:x="0.5335in" svg:y="4.7783in" svg:width="4.1602in" svg:height="4.4346in" draw:z-index="3"><draw:image xlink:href="Pictures/10000000000002220000024627C03A34D901B65B.png" xlink:type="simple" xlink:show="embed" xlink:actuate="onLoad" draw:mime-type="image/png"/></draw:frame><draw:frame draw:style-name="fr1" draw:name="Image3" text:anchor-type="char" svg:x="0.5272in" svg:y="0.289in" svg:width="4.0654in" svg:height="4.361in" draw:z-index="2"><draw:image xlink:href="Pictures/10000000000002330000025C3CAD7971EFF0E3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3:38:53.046000000</meta:creation-date>
    <dc:date>2023-03-10T14:13:48.861000000</dc:date>
    <meta:editing-duration>PT32M43S</meta:editing-duration>
    <meta:editing-cycles>2</meta:editing-cycles>
    <meta:generator>LibreOffice/7.5.1.2$Windows_X86_64 LibreOffice_project/fcbaee479e84c6cd81291587d2ee68cba099e129</meta:generator>
    <meta:document-statistic meta:table-count="0" meta:image-count="4" meta:object-count="0" meta:page-count="2" meta:paragraph-count="2" meta:word-count="2" meta:character-count="14" meta:non-whitespace-character-count="14"/>
  </office:meta>
</office:document-meta>
</file>